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cb49" officeooo:paragraph-rsid="0005cb49"/>
    </style:style>
    <style:style style:name="P2" style:family="paragraph" style:parent-style-name="Standard">
      <style:text-properties officeooo:rsid="00078e86" officeooo:paragraph-rsid="00078e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is this </text:p>
      <text:p text:style-name="P2">What is tha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3:46:50.108313827</meta:creation-date>
    <dc:date>2018-04-10T13:49:28.302924003</dc:date>
    <meta:editing-duration>PT55S</meta:editing-duration>
    <meta:editing-cycles>2</meta:editing-cycles>
    <meta:generator>LibreOffice/5.4.5.1$Linux_X86_64 LibreOffice_project/40m0$Build-1</meta:generator>
    <meta:document-statistic meta:table-count="0" meta:image-count="0" meta:object-count="0" meta:page-count="1" meta:paragraph-count="2" meta:word-count="6" meta:character-count="26" meta:non-whitespace-character-count="21"/>
  </office:meta>
</office:document-meta>
</file>